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ff" draw:textarea-horizontal-align="justify" draw:textarea-vertical-align="middle" draw:auto-grow-height="false" fo:min-height="1.6cm" fo:min-width="23.73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fill="solid" draw:fill-color="#66ffff" draw:textarea-horizontal-align="justify" draw:textarea-vertical-align="middle" draw:auto-grow-height="false" fo:min-height="0.85cm" fo:min-width="5.6cm"/>
    </style:style>
    <style:style style:name="gr6" style:family="graphic" style:parent-style-name="standard">
      <style:graphic-properties draw:fill="solid" draw:fill-color="#66ff66" draw:textarea-horizontal-align="justify" draw:textarea-vertical-align="middle" draw:auto-grow-height="false" fo:min-height="0.95cm" fo:min-width="5.9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fill="solid" draw:fill-color="#ccff66" draw:textarea-horizontal-align="justify" draw:textarea-vertical-align="middle" draw:auto-grow-height="false" fo:min-height="0.95cm" fo:min-width="5cm"/>
    </style:style>
    <style:style style:name="gr9" style:family="graphic" style:parent-style-name="standard">
      <style:graphic-properties draw:fill="solid" draw:fill-color="#ff9900" draw:textarea-horizontal-align="justify" draw:textarea-vertical-align="middle" draw:auto-grow-height="false" fo:min-height="0.95cm" fo:min-width="5cm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 fo:min-height="0.95cm" fo:min-width="3.5cm"/>
    </style:style>
    <style:style style:name="gr11" style:family="graphic" style:parent-style-name="standard">
      <style:graphic-properties draw:fill="solid" draw:fill-color="#ff6666" draw:textarea-horizontal-align="justify" draw:textarea-vertical-align="middle" draw:auto-grow-height="false" fo:min-height="0.95cm" fo:min-width="5cm"/>
    </style:style>
    <style:style style:name="gr12" style:family="graphic" style:parent-style-name="standard">
      <style:graphic-properties draw:fill="solid" draw:fill-color="#ff3399" draw:textarea-horizontal-align="justify" draw:textarea-vertical-align="middle" draw:auto-grow-height="false" fo:min-height="0.95cm" fo:min-width="8.1cm"/>
    </style:style>
    <style:style style:name="gr13" style:family="graphic" style:parent-style-name="standard">
      <style:graphic-properties draw:fill="solid" draw:fill-color="#ff66ff" draw:textarea-horizontal-align="justify" draw:textarea-vertical-align="middle" draw:auto-grow-height="false" fo:min-height="0.95cm" fo:min-width="5cm"/>
    </style:style>
    <style:style style:name="gr14" style:family="graphic" style:parent-style-name="standard">
      <style:graphic-properties draw:fill="solid" draw:fill-color="#9933ff" draw:textarea-horizontal-align="justify" draw:textarea-vertical-align="middle" draw:auto-grow-height="false" fo:min-height="0.95cm" fo:min-width="3.5cm"/>
    </style:style>
    <style:style style:name="gr15" style:family="graphic" style:parent-style-name="standard">
      <style:graphic-properties draw:fill="solid" draw:fill-color="#3333ff" draw:textarea-horizontal-align="justify" draw:textarea-vertical-align="middle" draw:auto-grow-height="false" fo:min-height="0.95cm" fo:min-width="4cm"/>
    </style:style>
    <style:style style:name="gr16" style:family="graphic" style:parent-style-name="standard">
      <style:graphic-properties draw:fill="solid" draw:fill-color="#3399ff" draw:textarea-horizontal-align="justify" draw:textarea-vertical-align="middle" draw:auto-grow-height="false" fo:min-height="0.95cm" fo:min-width="5cm"/>
    </style:style>
    <style:style style:name="gr17" style:family="graphic" style:parent-style-name="standard">
      <style:graphic-properties draw:fill="solid" draw:fill-color="#00ffff" draw:textarea-horizontal-align="justify" draw:textarea-vertical-align="middle" draw:auto-grow-height="false" fo:min-height="0.95cm" fo:min-width="5cm"/>
    </style:style>
    <style:style style:name="gr18" style:family="graphic" style:parent-style-name="standard">
      <style:graphic-properties draw:fill="solid" draw:fill-color="#00ff66" draw:textarea-horizontal-align="justify" draw:textarea-vertical-align="middle" draw:auto-grow-height="false" fo:min-height="0.75cm" fo:min-width="3.5cm"/>
    </style:style>
    <style:style style:name="gr19" style:family="graphic" style:parent-style-name="standard">
      <style:graphic-properties draw:fill="solid" draw:fill-color="#99ff66" draw:textarea-horizontal-align="justify" draw:textarea-vertical-align="middle" draw:auto-grow-height="false" fo:min-height="0.749cm" fo:min-width="5.6cm"/>
    </style:style>
    <style:style style:name="P1" style:family="paragraph">
      <loext:graphic-properties draw:fill="solid" draw:fill-color="#00cc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66ffff"/>
      <style:paragraph-properties fo:text-align="center"/>
    </style:style>
    <style:style style:name="P6" style:family="paragraph">
      <loext:graphic-properties draw:fill="solid" draw:fill-color="#66ff66"/>
      <style:paragraph-properties fo:text-align="center"/>
    </style:style>
    <style:style style:name="P7" style:family="paragraph">
      <style:text-properties fo:font-size="13pt" style:font-size-asian="18pt" style:font-size-complex="18pt"/>
    </style:style>
    <style:style style:name="P8" style:family="paragraph">
      <loext:graphic-properties draw:fill="none" draw:fill-color="#ffffff"/>
      <style:text-properties fo:font-size="13pt" style:font-size-asian="18pt" style:font-size-complex="18pt"/>
    </style:style>
    <style:style style:name="P9" style:family="paragraph">
      <style:paragraph-properties fo:text-align="center"/>
      <style:text-properties fo:color="#000000" fo:font-size="18pt" style:font-size-asian="18pt" style:font-size-complex="18pt"/>
    </style:style>
    <style:style style:name="P10" style:family="paragraph">
      <loext:graphic-properties draw:fill="solid" draw:fill-color="#ccff66"/>
      <style:paragraph-properties fo:text-align="center"/>
      <style:text-properties fo:color="#000000" fo:font-size="18pt" style:font-size-asian="18pt" style:font-size-complex="18pt"/>
    </style:style>
    <style:style style:name="P11" style:family="paragraph">
      <loext:graphic-properties draw:fill="solid" draw:fill-color="#ff9900"/>
      <style:paragraph-properties fo:text-align="center"/>
      <style:text-properties fo:color="#000000" fo:font-size="18pt" style:font-size-asian="18pt" style:font-size-complex="18pt"/>
    </style:style>
    <style:style style:name="P12" style:family="paragraph">
      <loext:graphic-properties draw:fill="solid" draw:fill-color="#ffff00"/>
      <style:paragraph-properties fo:text-align="center"/>
      <style:text-properties fo:color="#000000" fo:font-size="18pt" style:font-size-asian="18pt" style:font-size-complex="18pt"/>
    </style:style>
    <style:style style:name="P13" style:family="paragraph">
      <loext:graphic-properties draw:fill="solid" draw:fill-color="#ff6666"/>
      <style:paragraph-properties fo:text-align="center"/>
      <style:text-properties fo:color="#000000" fo:font-size="18pt" style:font-size-asian="18pt" style:font-size-complex="18pt"/>
    </style:style>
    <style:style style:name="P14" style:family="paragraph">
      <loext:graphic-properties draw:fill="solid" draw:fill-color="#ff3399"/>
      <style:paragraph-properties fo:text-align="center"/>
      <style:text-properties fo:color="#000000" fo:font-size="18pt" style:font-size-asian="18pt" style:font-size-complex="18pt"/>
    </style:style>
    <style:style style:name="P15" style:family="paragraph">
      <loext:graphic-properties draw:fill="solid" draw:fill-color="#ff66ff"/>
      <style:paragraph-properties fo:text-align="center"/>
      <style:text-properties fo:color="#000000" fo:font-size="18pt" style:font-size-asian="18pt" style:font-size-complex="18pt"/>
    </style:style>
    <style:style style:name="P16" style:family="paragraph">
      <loext:graphic-properties draw:fill="solid" draw:fill-color="#9933ff"/>
      <style:paragraph-properties fo:text-align="center"/>
      <style:text-properties fo:color="#000000" fo:font-size="18pt" style:font-size-asian="18pt" style:font-size-complex="18pt"/>
    </style:style>
    <style:style style:name="P17" style:family="paragraph">
      <loext:graphic-properties draw:fill="solid" draw:fill-color="#3333ff"/>
      <style:paragraph-properties fo:text-align="center"/>
      <style:text-properties fo:color="#000000" fo:font-size="18pt" style:font-size-asian="18pt" style:font-size-complex="18pt"/>
    </style:style>
    <style:style style:name="P18" style:family="paragraph">
      <loext:graphic-properties draw:fill="solid" draw:fill-color="#3399ff"/>
      <style:paragraph-properties fo:text-align="center"/>
      <style:text-properties fo:color="#000000" fo:font-size="18pt" style:font-size-asian="18pt" style:font-size-complex="18pt"/>
    </style:style>
    <style:style style:name="P19" style:family="paragraph">
      <loext:graphic-properties draw:fill="solid" draw:fill-color="#00ffff"/>
      <style:paragraph-properties fo:text-align="center"/>
      <style:text-properties fo:color="#000000" fo:font-size="18pt" style:font-size-asian="18pt" style:font-size-complex="18pt"/>
    </style:style>
    <style:style style:name="P20" style:family="paragraph">
      <loext:graphic-properties draw:fill="solid" draw:fill-color="#00ff66"/>
      <style:paragraph-properties fo:text-align="center"/>
      <style:text-properties fo:color="#000000" fo:font-size="18pt" style:font-size-asian="18pt" style:font-size-complex="18pt"/>
    </style:style>
    <style:style style:name="P21" style:family="paragraph">
      <loext:graphic-properties draw:fill="solid" draw:fill-color="#99ff66"/>
      <style:paragraph-properties fo:text-align="center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7cm" svg:height="3.7cm" svg:x="1cm" svg:y="0.6cm">
          <text:p/>
          <draw:enhanced-geometry svg:viewBox="0 0 21600 21600" draw:text-areas="0 ?f0 ?f5 ?f2" draw:type="right-arrow" draw:modifiers="18649.4061586224 4172.92623615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2" draw:layer="layout" svg:x1="13.1cm" svg:y1="1.3cm" svg:x2="13.1cm" svg:y2="3.6cm">
          <text:p/>
        </draw:line>
        <draw:frame draw:style-name="gr3" draw:text-style-name="P4" draw:layer="layout" svg:width="3.2cm" svg:height="0.962cm" svg:x="11.3cm" svg:y="0cm">
          <draw:text-box>
            <text:p text:style-name="P3">10 ans</text:p>
          </draw:text-box>
        </draw:frame>
        <draw:frame draw:style-name="gr4" draw:text-style-name="P4" draw:layer="layout" svg:width="2.4cm" svg:height="1cm" svg:x="0cm" svg:y="0cm">
          <draw:text-box>
            <text:p>0 ans</text:p>
          </draw:text-box>
        </draw:frame>
        <draw:line draw:style-name="gr2" draw:text-style-name="P2" draw:layer="layout" svg:x1="1cm" svg:y1="3.6cm" svg:x2="1cm" svg:y2="1.3cm">
          <text:p/>
        </draw:line>
        <draw:line draw:style-name="gr2" draw:text-style-name="P2" draw:layer="layout" svg:x1="24.9cm" svg:y1="1.3cm" svg:x2="24.9cm" svg:y2="3.6cm">
          <text:p/>
        </draw:line>
        <draw:frame draw:style-name="gr3" draw:text-style-name="P4" draw:layer="layout" svg:width="3cm" svg:height="0.962cm" svg:x="23.5cm" svg:y="0cm">
          <draw:text-box>
            <text:p>20 ans</text:p>
          </draw:text-box>
        </draw:frame>
        <draw:custom-shape draw:style-name="gr5" draw:text-style-name="P5" draw:layer="layout" svg:width="6.1cm" svg:height="1.1cm" svg:x="2.4cm" svg:y="3.7cm">
          <text:p text:style-name="P3">Beebo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6.4cm" svg:height="1.2cm" svg:x="13.1cm" svg:y="4.8cm">
          <text:p text:style-name="P3">Thymio 2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2cm" svg:height="0.9cm" svg:x="0.9cm" svg:y="3.9cm">
          <draw:text-box>
            <text:p text:style-name="P7"><text:span text:style-name="T1">3 ans</text:span></text:p>
          </draw:text-box>
        </draw:frame>
        <draw:frame draw:style-name="gr7" draw:text-style-name="P8" draw:layer="layout" svg:width="2.2cm" svg:height="0.9cm" svg:x="8.4cm" svg:y="3.9cm">
          <draw:text-box>
            <text:p text:style-name="P7"><text:span text:style-name="T1">6 ans</text:span></text:p>
          </draw:text-box>
        </draw:frame>
        <draw:frame draw:style-name="gr7" draw:text-style-name="P8" draw:layer="layout" svg:width="2.2cm" svg:height="0.9cm" svg:x="11.4cm" svg:y="5cm">
          <draw:text-box>
            <text:p text:style-name="P7"><text:span text:style-name="T1">10 ans</text:span></text:p>
          </draw:text-box>
        </draw:frame>
        <draw:frame draw:style-name="gr7" draw:text-style-name="P8" draw:layer="layout" svg:width="2.2cm" svg:height="0.9cm" svg:x="19.3cm" svg:y="5cm">
          <draw:text-box>
            <text:p text:style-name="P7"><text:span text:style-name="T1">15 ans</text:span></text:p>
          </draw:text-box>
        </draw:frame>
        <draw:custom-shape draw:style-name="gr8" draw:text-style-name="P10" draw:layer="layout" svg:width="5.5cm" svg:height="1.2cm" svg:x="14.6cm" svg:y="6.1cm">
          <text:p text:style-name="P9"><text:span text:style-name="T2">Mbot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2cm" svg:height="0.9cm" svg:x="12.9cm" svg:y="6.3cm">
          <draw:text-box>
            <text:p text:style-name="P7"><text:span text:style-name="T1">12 ans</text:span></text:p>
          </draw:text-box>
        </draw:frame>
        <draw:frame draw:style-name="gr7" draw:text-style-name="P8" draw:layer="layout" svg:width="2.2cm" svg:height="0.9cm" svg:x="13.7cm" svg:y="8.8cm">
          <draw:text-box>
            <text:p text:style-name="P7"><text:span text:style-name="T1">11 ans</text:span></text:p>
          </draw:text-box>
        </draw:frame>
        <draw:frame draw:style-name="gr7" draw:text-style-name="P8" draw:layer="layout" svg:width="2.2cm" svg:height="0.9cm" svg:x="19.9cm" svg:y="6.4cm">
          <draw:text-box>
            <text:p text:style-name="P7"><text:span text:style-name="T1">16 ans</text:span></text:p>
          </draw:text-box>
        </draw:frame>
        <draw:frame draw:style-name="gr7" draw:text-style-name="P8" draw:layer="layout" svg:width="2.2cm" svg:height="0.9cm" svg:x="17.7cm" svg:y="7.6cm">
          <draw:text-box>
            <text:p text:style-name="P7"><text:span text:style-name="T1">15 ans</text:span></text:p>
          </draw:text-box>
        </draw:frame>
        <draw:custom-shape draw:style-name="gr9" draw:text-style-name="P11" draw:layer="layout" svg:width="5.5cm" svg:height="1.2cm" svg:x="8.4cm" svg:y="8.6cm">
          <text:p text:style-name="P9"><text:span text:style-name="T2">Sphero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4cm" svg:height="1.2cm" svg:x="19.4cm" svg:y="7.4cm">
          <text:p text:style-name="P9"><text:span text:style-name="T2">MRPi1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5.5cm" svg:height="1.2cm" svg:x="8.4cm" svg:y="9.9cm">
          <text:p text:style-name="P9"><text:span text:style-name="T2">Codey Rocky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2cm" svg:height="0.9cm" svg:x="23.3cm" svg:y="7.7cm">
          <draw:text-box>
            <text:p text:style-name="P7"><text:span text:style-name="T1">18 ans</text:span></text:p>
          </draw:text-box>
        </draw:frame>
        <draw:custom-shape draw:style-name="gr12" draw:text-style-name="P14" draw:layer="layout" svg:width="8.6cm" svg:height="1.2cm" svg:x="10.9cm" svg:y="11.2cm">
          <text:p text:style-name="P9"><text:span text:style-name="T2">Edison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2cm" svg:height="0.9cm" svg:x="13.7cm" svg:y="10.1cm">
          <draw:text-box>
            <text:p text:style-name="P7"><text:span text:style-name="T1">11 ans</text:span></text:p>
          </draw:text-box>
        </draw:frame>
        <draw:frame draw:style-name="gr7" draw:text-style-name="P8" draw:layer="layout" svg:width="2.2cm" svg:height="0.9cm" svg:x="6.9cm" svg:y="8.8cm">
          <draw:text-box>
            <text:p text:style-name="P7"><text:span text:style-name="T1">6 ans</text:span></text:p>
          </draw:text-box>
        </draw:frame>
        <draw:frame draw:style-name="gr7" draw:text-style-name="P8" draw:layer="layout" svg:width="2.2cm" svg:height="0.9cm" svg:x="6.9cm" svg:y="10.1cm">
          <draw:text-box>
            <text:p text:style-name="P7"><text:span text:style-name="T1">6 ans</text:span></text:p>
          </draw:text-box>
        </draw:frame>
        <draw:frame draw:style-name="gr7" draw:text-style-name="P8" draw:layer="layout" svg:width="2.2cm" svg:height="0.9cm" svg:x="19.3cm" svg:y="11.4cm">
          <draw:text-box>
            <text:p text:style-name="P7"><text:span text:style-name="T1">15 ans</text:span></text:p>
          </draw:text-box>
        </draw:frame>
        <draw:frame draw:style-name="gr7" draw:text-style-name="P8" draw:layer="layout" svg:width="2.2cm" svg:height="0.9cm" svg:x="9.5cm" svg:y="11.4cm">
          <draw:text-box>
            <text:p text:style-name="P7"><text:span text:style-name="T1">8 ans</text:span></text:p>
          </draw:text-box>
        </draw:frame>
        <draw:custom-shape draw:style-name="gr13" draw:text-style-name="P15" draw:layer="layout" svg:width="5.5cm" svg:height="1.2cm" svg:x="8.4cm" svg:y="12.5cm">
          <text:p text:style-name="P9"><text:span text:style-name="T2">Dash and Dot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2cm" svg:height="0.9cm" svg:x="6.9cm" svg:y="12.6cm">
          <draw:text-box>
            <text:p text:style-name="P7"><text:span text:style-name="T1">6 ans</text:span></text:p>
          </draw:text-box>
        </draw:frame>
        <draw:frame draw:style-name="gr7" draw:text-style-name="P8" draw:layer="layout" svg:width="2.2cm" svg:height="0.9cm" svg:x="13.7cm" svg:y="12.7cm">
          <draw:text-box>
            <text:p text:style-name="P7"><text:span text:style-name="T1">11 ans</text:span></text:p>
          </draw:text-box>
        </draw:frame>
        <draw:custom-shape draw:style-name="gr14" draw:text-style-name="P16" draw:layer="layout" svg:width="4cm" svg:height="1.2cm" svg:x="19.4cm" svg:y="13.7cm">
          <text:p text:style-name="P9"><text:span text:style-name="T2">Boe Bot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1cm" svg:height="0.9cm" svg:x="17.7cm" svg:y="13.8cm">
          <draw:text-box>
            <text:p text:style-name="P7"><text:span text:style-name="T1">15 ans</text:span></text:p>
          </draw:text-box>
        </draw:frame>
        <draw:frame draw:style-name="gr7" draw:text-style-name="P8" draw:layer="layout" svg:width="2.2cm" svg:height="0.9cm" svg:x="23.3cm" svg:y="13.9cm">
          <draw:text-box>
            <text:p text:style-name="P7"><text:span text:style-name="T1">18 ans</text:span></text:p>
          </draw:text-box>
        </draw:frame>
        <draw:custom-shape draw:style-name="gr15" draw:text-style-name="P17" draw:layer="layout" svg:width="4.5cm" svg:height="1.2cm" svg:x="18.9cm" svg:y="15cm">
          <text:p text:style-name="P9"><text:span text:style-name="T2">Moway-Duino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2cm" svg:height="0.9cm" svg:x="23.3cm" svg:y="15.2cm">
          <draw:text-box>
            <text:p text:style-name="P7"><text:span text:style-name="T1">18 ans</text:span></text:p>
          </draw:text-box>
        </draw:frame>
        <draw:frame draw:style-name="gr7" draw:text-style-name="P8" draw:layer="layout" svg:width="2.1cm" svg:height="0.9cm" svg:x="17.2cm" svg:y="15.3cm">
          <draw:text-box>
            <text:p text:style-name="P7"><text:span text:style-name="T1">14 ans</text:span></text:p>
          </draw:text-box>
        </draw:frame>
        <draw:custom-shape draw:style-name="gr16" draw:text-style-name="P18" draw:layer="layout" svg:width="5.5cm" svg:height="1.2cm" svg:x="8.4cm" svg:y="16.2cm">
          <text:p text:style-name="P9"><text:span text:style-name="T2">Ozo-Bot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2cm" svg:height="0.9cm" svg:x="6.9cm" svg:y="16.4cm">
          <draw:text-box>
            <text:p text:style-name="P7"><text:span text:style-name="T1">6 ans</text:span></text:p>
          </draw:text-box>
        </draw:frame>
        <draw:frame draw:style-name="gr7" draw:text-style-name="P8" draw:layer="layout" svg:width="2.2cm" svg:height="0.9cm" svg:x="13.7cm" svg:y="16.4cm">
          <draw:text-box>
            <text:p text:style-name="P7"><text:span text:style-name="T1">11 ans</text:span></text:p>
          </draw:text-box>
        </draw:frame>
        <draw:custom-shape draw:style-name="gr17" draw:text-style-name="P19" draw:layer="layout" svg:width="5.5cm" svg:height="1.2cm" svg:x="9cm" svg:y="17.5cm">
          <text:p text:style-name="P9"><text:span text:style-name="T2">Cozmo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2cm" svg:height="0.9cm" svg:x="7.5cm" svg:y="17.6cm">
          <draw:text-box>
            <text:p text:style-name="P7"><text:span text:style-name="T1">7 ans</text:span></text:p>
          </draw:text-box>
        </draw:frame>
        <draw:frame draw:style-name="gr7" draw:text-style-name="P8" draw:layer="layout" svg:width="2.2cm" svg:height="0.9cm" svg:x="14.3cm" svg:y="17.7cm">
          <draw:text-box>
            <text:p text:style-name="P7"><text:span text:style-name="T1">12 ans</text:span></text:p>
          </draw:text-box>
        </draw:frame>
        <draw:custom-shape draw:style-name="gr18" draw:text-style-name="P20" draw:layer="layout" svg:width="4cm" svg:height="1cm" svg:x="6.8cm" svg:y="18.8cm">
          <text:p text:style-name="P9"><text:span text:style-name="T2">Botley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2cm" svg:height="0.9cm" svg:x="10.7cm" svg:y="19.1cm">
          <draw:text-box>
            <text:p text:style-name="P7"><text:span text:style-name="T1">8 ans</text:span></text:p>
          </draw:text-box>
        </draw:frame>
        <draw:frame draw:style-name="gr7" draw:text-style-name="P8" draw:layer="layout" svg:width="2.2cm" svg:height="0.9cm" svg:x="5.4cm" svg:y="19.1cm">
          <draw:text-box>
            <text:p text:style-name="P7"><text:span text:style-name="T1">5 ans</text:span></text:p>
          </draw:text-box>
        </draw:frame>
        <draw:custom-shape draw:style-name="gr19" draw:text-style-name="P21" draw:layer="layout" svg:width="6.1cm" svg:height="0.999cm" svg:x="2.401cm" svg:y="19.901cm">
          <text:p text:style-name="P3">Cubetto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8" draw:layer="layout" svg:width="2.2cm" svg:height="0.9cm" svg:x="0.9cm" svg:y="20cm">
          <draw:text-box>
            <text:p text:style-name="P7"><text:span text:style-name="T1">3 ans</text:span></text:p>
          </draw:text-box>
        </draw:frame>
        <draw:frame draw:style-name="gr7" draw:text-style-name="P8" draw:layer="layout" svg:width="2.2cm" svg:height="0.9cm" svg:x="8.4cm" svg:y="20cm">
          <draw:text-box>
            <text:p text:style-name="P7"><text:span text:style-name="T1">6 a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08:16:15.080000000</meta:creation-date>
    <dc:date>2019-05-20T09:23:26.127000000</dc:date>
    <meta:editing-duration>PT38M17S</meta:editing-duration>
    <meta:editing-cycles>6</meta:editing-cycles>
    <meta:generator>LibreOffice/5.2.6.2$Windows_x86 LibreOffice_project/a3100ed2409ebf1c212f5048fbe377c281438fdc</meta:generator>
    <meta:document-statistic meta:object-count="49"/>
  </office:meta>
</office:document-meta>
</file>